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32.82mm" fo:margin-left="27.31mm" table:align="left" style:writing-mode="lr-tb"/>
    </style:style>
    <style:style style:name="Table1.A" style:family="table-column">
      <style:table-column-properties style:column-width="105.04mm"/>
    </style:style>
    <style:style style:name="Table1.B" style:family="table-column">
      <style:table-column-properties style:column-width="2.12mm"/>
    </style:style>
    <style:style style:name="Table1.C" style:family="table-column">
      <style:table-column-properties style:column-width="25.66mm"/>
    </style:style>
    <style:style style:name="Table1.1" style:family="table-row">
      <style:table-row-properties style:row-height="50.01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2" style:family="table">
      <style:table-properties style:width="162.98mm" table:align="margins" style:writing-mode="lr-tb"/>
    </style:style>
    <style:style style:name="Table2.A" style:family="table-column">
      <style:table-column-properties style:column-width="81.49mm" style:rel-column-width="32767*"/>
    </style:style>
    <style:style style:name="Table2.B" style:family="table-column">
      <style:table-column-properties style:column-width="81.49mm" style:rel-column-width="32768*"/>
    </style:style>
    <style:style style:name="Table2.1" style:family="table-row">
      <style:table-row-properties style:min-row-height="10.05mm"/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10.58mm"/>
    </style:style>
    <style:style style:name="Table4" style:family="table">
      <style:table-properties style:width="162.98mm" table:align="margins" style:writing-mode="lr-tb"/>
    </style:style>
    <style:style style:name="Table4.A" style:family="table-column">
      <style:table-column-properties style:column-width="81.49mm" style:rel-column-width="32767*"/>
    </style:style>
    <style:style style:name="Table4.B" style:family="table-column">
      <style:table-column-properties style:column-width="81.49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text-properties fo:color="#000000" style:font-name="Times New Roman" fo:font-size="10.5pt" fo:letter-spacing="0.07mm" style:font-size-asian="10.5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0.5pt" fo:letter-spacing="0.07mm" style:font-size-asian="10.5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0.5pt" fo:letter-spacing="0.07mm" style:font-size-asian="10.5pt"/>
    </style:style>
    <style:style style:name="P4" style:family="paragraph" style:parent-style-name="Standard">
      <style:paragraph-properties fo:margin-top="0.21mm" fo:margin-bottom="0mm" fo:line-height="0.35mm"/>
    </style:style>
    <style:style style:name="P5" style:family="paragraph" style:parent-style-name="Standard">
      <style:paragraph-properties fo:margin-top="3.81mm" fo:margin-bottom="0mm"/>
    </style:style>
    <style:style style:name="P6" style:family="paragraph" style:parent-style-name="Standard">
      <style:paragraph-properties fo:margin-top="3.81mm" fo:margin-bottom="0mm"/>
      <style:text-properties fo:color="#000000" style:font-name="Times New Roman" fo:font-size="10.5pt" fo:letter-spacing="0.12mm" style:font-size-asian="10.5pt"/>
    </style:style>
    <style:style style:name="P7" style:family="paragraph" style:parent-style-name="Standard">
      <style:paragraph-properties fo:margin-top="3.81mm" fo:margin-bottom="0mm"/>
      <style:text-properties fo:color="#000000" style:font-name="Times New Roman" fo:font-size="10.5pt" fo:letter-spacing="0.14mm" style:font-size-asian="10.5pt"/>
    </style:style>
    <style:style style:name="P8" style:family="paragraph" style:parent-style-name="Standard">
      <style:paragraph-properties fo:margin-left="13.97mm" fo:margin-right="0mm" fo:margin-top="3.81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style:font-name="Times New Roman1" fo:font-size="10.5pt" style:font-size-asian="10.5pt" style:font-size-complex="10.5pt"/>
    </style:style>
    <style:style style:name="P11" style:family="paragraph" style:parent-style-name="Standard">
      <style:paragraph-properties fo:margin-left="0mm" fo:margin-right="95.25mm" fo:margin-top="6.99mm" fo:margin-bottom="0mm" fo:text-indent="0mm" style:auto-text-indent="false"/>
      <style:text-properties fo:color="#000000" style:font-name="Times New Roman" fo:font-size="10.5pt" style:font-size-asian="10.5pt"/>
    </style:style>
    <style:style style:name="P12" style:family="paragraph" style:parent-style-name="Standard">
      <style:paragraph-properties fo:margin-top="2.54mm" fo:margin-bottom="0mm">
        <style:tab-stops>
          <style:tab-stop style:position="160.66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3" style:family="paragraph" style:parent-style-name="Standard">
      <style:paragraph-properties fo:margin-left="0mm" fo:margin-right="1.27mm" fo:margin-top="1.91mm" fo:margin-bottom="0mm" fo:text-indent="0mm" style:auto-text-indent="false"/>
      <style:text-properties fo:color="#000000" style:font-name="Times New Roman" fo:font-size="10.5pt" fo:letter-spacing="0.07mm" style:font-size-asian="10.5pt"/>
    </style:style>
    <style:style style:name="P14" style:family="paragraph" style:parent-style-name="Standard">
      <style:paragraph-properties fo:margin-left="6.35mm" fo:margin-right="0mm" fo:margin-top="3.8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15" style:family="paragraph" style:parent-style-name="Standard">
      <style:paragraph-properties fo:margin-top="5.72mm" fo:margin-bottom="0mm"/>
      <style:text-properties fo:color="#000000" style:font-name="Times New Roman" fo:font-size="10.5pt" fo:letter-spacing="0.14mm" style:font-size-asian="10.5pt"/>
    </style:style>
    <style:style style:name="P16" style:family="paragraph" style:parent-style-name="Standard">
      <style:paragraph-properties fo:margin-top="4.45mm" fo:margin-bottom="0mm"/>
      <style:text-properties fo:color="#000000" style:font-name="Times New Roman" fo:font-size="10.5pt" fo:letter-spacing="0.11mm" style:font-size-asian="10.5pt"/>
    </style:style>
    <style:style style:name="P1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0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25" style:family="paragraph" style:parent-style-name="Standard">
      <style:paragraph-properties fo:margin-left="0mm" fo:margin-right="0mm" fo:margin-top="3.18mm" fo:margin-bottom="0mm" fo:text-indent="7.94mm" style:auto-text-indent="false">
        <style:tab-stops/>
      </style:paragraph-properties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8" style:family="paragraph" style:parent-style-name="Standard" style:master-page-name="Standard">
      <style:paragraph-properties fo:margin-top="0.21mm" fo:margin-bottom="0mm" fo:line-height="0.35mm" style:page-number="auto"/>
    </style:style>
    <style:style style:name="P2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P30" style:family="paragraph" style:parent-style-name="Standard" style:list-style-name="WWNum1">
      <style:paragraph-properties fo:margin-left="44.45mm" fo:margin-right="0mm" fo:margin-top="3.81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1" style:family="paragraph" style:parent-style-name="Standard" style:list-style-name="WWNum1">
      <style:paragraph-properties fo:margin-left="44.45mm" fo:margin-right="0mm" fo:margin-top="4.45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2" style:family="paragraph" style:parent-style-name="Standard" style:list-style-name="WWNum2">
      <style:paragraph-properties fo:margin-left="6.35mm" fo:margin-right="0mm" fo:margin-top="3.18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33" style:family="paragraph" style:parent-style-name="Standard" style:list-style-name="WWNum2">
      <style:paragraph-properties fo:margin-left="6.35mm" fo:margin-right="0mm" fo:margin-top="3.81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34" style:family="paragraph" style:parent-style-name="Standard">
      <style:paragraph-properties fo:margin-top="0mm" fo:margin-bottom="1.91mm"/>
      <style:text-properties fo:color="#000000" style:font-name="Times New Roman" fo:font-size="8.5pt" fo:letter-spacing="0.04mm" style:font-size-asian="8.5pt"/>
    </style:style>
    <style:style style:name="T1" style:family="text">
      <style:text-properties fo:color="#000000" style:font-name="Times New Roman" fo:font-size="10.5pt" fo:letter-spacing="0.07mm" style:font-size-asian="10.5pt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letter-spacing="0.19mm" style:font-size-asian="10.5pt"/>
    </style:style>
    <style:style style:name="T4" style:family="text">
      <style:text-properties fo:color="#000000" style:font-name="Times New Roman" fo:font-size="10.5pt" fo:letter-spacing="0.19mm" fo:font-style="italic" style:font-size-asian="10.5pt" style:font-style-asian="italic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1" style:language-asian="zh" style:country-asian="CN" style:font-weight-asian="normal" style:font-name-complex="Courier New" style:font-weight-complex="normal" style:text-scale="100%"/>
    </style:style>
    <style:style style:name="T14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THE COMPANIES ACT </text:p>
            <text:p text:style-name="P29">(CHAPTER 50) </text:p>
            <text:p text:style-name="P29">Section 27 (10) to (12) </text:p>
            <text:p text:style-name="P29"/>
            <text:p text:style-name="P29">APPLICATION FOR APPROVAL </text:p>
            <text:p text:style-name="P29">AND RESERVATION OF NAME </text:p>
            <text:p text:style-name="P29">FOR REGISTRATION OF A </text:p>
            <text:p text:style-name="P29">FOREIGN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4">FORM</text:p>
            <text:p text:style-name="P20">14B</text:p>
          </table:table-cell>
        </table:table-row>
      </table:table>
      <text:p text:style-name="P2">Folio No <text:s text:c="7"/></text:p>
      <text:p text:style-name="P1">Proposed Name(s) of Company: <text:span text:style-name="T14"><text:placeholder text:placeholder-type="text">&lt;o.name&gt;</text:placeholder></text:span></text:p>
      <text:p text:style-name="P11">The Registrar of Companies &amp; Businesses Singapore</text:p>
      <text:p text:style-name="P25"><text:span text:style-name="T2">I </text:span><text:span text:style-name="T9"><text:placeholder text:placeholder-type="text">&lt;get_director1(o.id)['name']&gt;</text:placeholder></text:span><text:span text:style-name="T2"> , of </text:span><text:span text:style-name="T9"><text:placeholder text:placeholder-type="text">&lt;get_partner_full_address(get_director1(o.id)['id'])&gt;</text:placeholder></text:span><text:span text:style-name="T1"> ,*NRIC/Passport No </text:span><text:span text:style-name="T6"><text:placeholder text:placeholder-type="text">&lt;get_director1(o.id)['nric']&gt;</text:placeholder></text:span></text:p>
      <text:p text:style-name="P12">hereby apply with the prescribed fee of $ <text:tab/></text:p>
      <text:p text:style-name="P13">for the approval and reservation of the proposed name for the registration of a foreign company. The name of the foreign company is:</text:p>
      <text:p text:style-name="P14">I append hereunder relevant information to support the application:</text:p>
      <text:p text:style-name="P6">1 The country of incorporation of the foreign company is:</text:p>
      <text:p text:style-name="P7">2 It was incorporated in the country of origin on:</text:p>
      <text:p text:style-name="P5"><text:span text:style-name="T3">3 Its capital structure is: </text:span><text:span text:style-name="T4">(a) </text:span><text:span text:style-name="T3">Authorised:</text:span></text:p>
      <text:list xml:id="list7720358791" text:style-name="WWNum1">
        <text:list-item>
          <text:p text:style-name="P30">Issued:</text:p>
        </text:list-item>
        <text:list-item>
          <text:p text:style-name="P31">Paid-up:</text:p>
        </text:list-item>
      </text:list>
      <text:p text:style-name="P15">4 Its principal activities are:</text:p>
      <text:list xml:id="list1650626066" text:style-name="WWNum2">
        <text:list-item>
          <text:p text:style-name="P32"/>
        </text:list-item>
      </text:list>
      <text:p text:style-name="P8"><text:span text:style-name="T2">and identified/coded as<text:tab/></text:span><text:span text:style-name="T5"> in the Singapore Standard Industrial Classification.</text:span></text:p>
      <text:list xml:id="list866738800" text:continue-numbering="true" text:style-name="WWNum2">
        <text:list-item>
          <text:p text:style-name="P33"/>
        </text:list-item>
      </text:list>
      <text:p text:style-name="P9"><text:span text:style-name="T2">and identified/coded as<text:tab/></text:span><text:span text:style-name="T5">in the Singapore Standard Industrial Classification.</text:span></text:p>
      <text:p text:style-name="P16">5. It is also registered as a foreign company in the following countries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Signature of applicant: </text:p>
          </table:table-cell>
          <table:table-cell table:style-name="Table2.A1" office:value-type="string">
            <text:p text:style-name="P10">Name of Company/Firm: <text:span text:style-name="T13"><text:placeholder text:placeholder-type="text">&lt;o.name&gt;</text:placeholder></text:span></text:p>
          </table:table-cell>
        </table:table-row>
        <table:table-row table:style-name="Table2.2">
          <table:table-cell table:style-name="Table2.A1" office:value-type="string">
            <text:p text:style-name="P10">Name of applicant: </text:p>
          </table:table-cell>
          <table:table-cell table:style-name="Table2.A1" office:value-type="string">
            <text:p text:style-name="P10">Address of Company/Firm: <text:span text:style-name="T13"><text:placeholder text:placeholder-type="text">&lt;get_company_full_address(o.company_id)&gt;</text:placeholder></text:span></text:p>
          </table:table-cell>
        </table:table-row>
      </table:table>
      <text:p text:style-name="P34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T11">Lodged in the office of the Registrar of Companies &amp; </text:span><text:span text:style-name="T7">Businesses by</text:span></text:p>
            <text:p text:style-name="P21">Name:</text:p>
            <text:p text:style-name="P23">Address:</text:p>
            <text:p text:style-name="P19"><text:span text:style-name="T10">A/c No:<text:tab/></text:span><text:span text:style-name="T8">Tel No:</text:span></text:p>
            <text:p text:style-name="P26">Fax No: </text:p>
          </table:table-cell>
          <table:table-cell table:style-name="Table4.A1" office:value-type="string">
            <text:p text:style-name="P18">For Official Use</text:p>
            <text:p text:style-name="P27"><text:span text:style-name="T12">Date of Registration: </text:span><text:span text:style-name="T8">Receipt No:</text:span></text:p>
            <text:p text:style-name="P22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normal" fo:language="en" fo:country="US" fo:font-style="italic" style:font-size-asian="10.5pt" style:font-style-asian="italic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42mm" fo:margin-bottom="10.04mm" fo:margin-left="24.38mm" fo:margin-right="22.86mm" style:writing-mode="lr-tb" style:layout-grid-color="#c0c0c0" style:layout-grid-lines="2778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5</meta:editing-cycles>
    <meta:creation-date>2015-12-16T04:37:00</meta:creation-date>
    <dc:date>2016-01-05T14:48:14</dc:date>
    <meta:editing-duration>PT5M8S</meta:editing-duration>
    <meta:generator>LibreOffice/3.5$Linux_X86_64 LibreOffice_project/350m1$Build-2</meta:generator>
    <meta:document-statistic meta:table-count="3" meta:image-count="0" meta:object-count="0" meta:page-count="2" meta:paragraph-count="38" meta:word-count="201" meta:character-count="1386" meta:non-whitespace-character-count="1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